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automatic-styles>
    <style:style style:name="Table0" style:family="table">
      <style:table-properties style:width="16.501cm" style:rel-width="100%" table:align="right" style:writing-mode="lr-tb"/>
    </style:style>
    <style:style style:name="Table0.A" style:family="table-column">
      <style:table-column-properties style:column-width="7.645cm" style:rel-column-width="4334*"/>
    </style:style>
    <style:style style:name="Table0.B" style:family="table-column">
      <style:table-column-properties style:column-width="8.856cm" style:rel-column-width="5021*"/>
    </style:style>
    <style:style style:name="Table0.1" style:family="table-row">
      <style:table-row-properties style:min-row-height="1.106cm"/>
    </style:style>
    <style:style style:name="Table0.A1" style:family="table-cell">
      <style:table-cell-properties fo:padding="0cm" fo:border="none" style:writing-mode="page"/>
    </style:style>
    <style:style style:name="Table0.2" style:family="table-row">
      <style:table-row-properties style:min-row-height="0.196cm"/>
    </style:style>
    <style:style style:name="P1" style:family="paragraph" style:parent-style-name="Standard">
      <style:paragraph-properties fo:text-align="center" style:justify-single-word="false" fo:text-indent="0cm" style:auto-text-indent="false"/>
      <style:text-properties officeooo:paragraph-rsid="001d0efd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officeooo:paragraph-rsid="00061422"/>
    </style:style>
    <style:style style:name="P4" style:family="paragraph" style:parent-style-name="Standard">
      <style:text-properties officeooo:paragraph-rsid="00061422"/>
    </style:style>
    <style:style style:name="P5" style:family="paragraph" style:parent-style-name="Heading_20_1">
      <style:text-properties officeooo:paragraph-rsid="00061422"/>
    </style:style>
    <style:style style:name="P6" style:family="paragraph" style:parent-style-name="Standard">
      <style:paragraph-properties fo:text-align="end" style:justify-single-word="false" fo:text-indent="0cm" style:auto-text-indent="false"/>
    </style:style>
    <style:style style:name="P7" style:family="paragraph" style:parent-style-name="Standard">
      <style:text-properties officeooo:paragraph-rsid="00a26ec5"/>
    </style:style>
    <style:style style:name="P8" style:family="paragraph" style:parent-style-name="Heading_20_2">
      <style:paragraph-properties fo:text-indent="0cm" style:auto-text-indent="false"/>
    </style:style>
    <style:style style:name="P9" style:family="paragraph" style:parent-style-name="Standard">
      <style:paragraph-properties fo:text-indent="0cm" style:auto-text-indent="false"/>
    </style:style>
    <style:style style:name="P10" style:family="paragraph" style:parent-style-name="Heading_20_2">
      <style:paragraph-properties fo:margin-left="0cm" fo:text-align="start" style:justify-single-word="false" fo:text-indent="0cm" style:auto-text-indent="false"/>
    </style:style>
    <style:style style:name="P11" style:family="paragraph" style:parent-style-name="Standard">
      <style:paragraph-properties fo:text-align="start" style:justify-single-word="false" fo:text-indent="0cm" style:auto-text-indent="false"/>
      <style:text-properties fo:background-color="#ffff00"/>
    </style:style>
    <style:style style:name="P12" style:family="paragraph" style:parent-style-name="Standard">
      <style:paragraph-properties fo:text-align="end" style:justify-single-word="false" fo:text-indent="0cm" style:auto-text-indent="false"/>
      <style:text-properties fo:font-style="normal" officeooo:rsid="002c6b1f" officeooo:paragraph-rsid="0054d6b3" fo:background-color="transparent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text-properties officeooo:rsid="007e95a0" officeooo:paragraph-rsid="007e95a0"/>
    </style:style>
    <style:style style:name="P15" style:family="paragraph" style:parent-style-name="Standard">
      <style:paragraph-properties fo:text-align="start" style:justify-single-word="false" fo:text-indent="0cm" style:auto-text-indent="false"/>
      <style:text-properties fo:background-color="transparent"/>
    </style:style>
    <style:style style:name="P16" style:family="paragraph" style:parent-style-name="Heading_20_2">
      <style:paragraph-properties fo:text-indent="0cm" style:auto-text-indent="false"/>
    </style:style>
    <style:style style:name="P17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pecial_20_Heading" style:master-page-name="">
      <style:paragraph-properties style:page-number="auto"/>
    </style:style>
    <style:style style:name="P20" style:family="paragraph" style:parent-style-name="Special_20_Heading" style:master-page-name="Standard">
      <style:paragraph-properties style:page-number="auto"/>
    </style:style>
    <style:style style:name="P21" style:family="paragraph" style:parent-style-name="Standard" style:master-page-name="First_20_Page">
      <style:paragraph-properties fo:text-align="center" style:justify-single-word="false" fo:text-indent="0cm" style:auto-text-indent="false" style:page-number="3"/>
    </style:style>
    <style:style style:name="P22" style:family="paragraph" style:parent-style-name="Standard">
      <style:paragraph-properties fo:text-align="center" style:justify-single-word="false" fo:text-indent="0cm" style:auto-text-indent="false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 style:master-page-name="Index">
      <style:paragraph-properties fo:text-align="center" style:justify-single-word="false" fo:text-indent="0cm" style:auto-text-indent="false" style:page-number="auto"/>
      <style:text-properties fo:font-size="2pt" style:font-size-asian="1.75pt" style:font-size-complex="2pt"/>
    </style:style>
    <style:style style:name="P25" style:family="paragraph" style:parent-style-name="Standard">
      <style:paragraph-properties fo:text-indent="0cm" style:auto-text-indent="false"/>
      <style:text-properties fo:font-size="2pt" officeooo:paragraph-rsid="00061422" style:font-size-asian="1.75pt" style:font-size-complex="2pt"/>
    </style:style>
    <style:style style:name="P26" style:family="paragraph" style:parent-style-name="Standard">
      <style:paragraph-properties fo:text-align="start" style:justify-single-word="false" fo:text-indent="0cm" style:auto-text-indent="false"/>
    </style:style>
    <style:style style:name="P27" style:family="paragraph" style:parent-style-name="Standard">
      <style:paragraph-properties fo:text-align="end" style:justify-single-word="false" fo:text-indent="0cm" style:auto-text-indent="false"/>
      <style:text-properties officeooo:rsid="00c8e843" officeooo:paragraph-rsid="00c8e843"/>
    </style:style>
    <style:style style:name="P28" style:family="paragraph" style:parent-style-name="Standard">
      <style:paragraph-properties fo:text-align="end" style:justify-single-word="false" fo:text-indent="0cm" style:auto-text-indent="false"/>
      <style:text-properties fo:background-color="#ffff00"/>
    </style:style>
    <style:style style:name="P29" style:family="paragraph" style:parent-style-name="Standard">
      <style:text-properties officeooo:paragraph-rsid="00d1b8eb"/>
    </style:style>
    <style:style style:name="P30" style:family="paragraph" style:parent-style-name="Standard">
      <style:text-properties officeooo:paragraph-rsid="00159d62"/>
    </style:style>
    <style:style style:name="P31" style:family="paragraph" style:parent-style-name="Standard" style:list-style-name="L2"/>
    <style:style style:name="P32" style:family="paragraph" style:parent-style-name="Standard" style:list-style-name="L2">
      <style:text-properties officeooo:paragraph-rsid="00db4ec7"/>
    </style:style>
    <style:style style:name="P33" style:family="paragraph" style:parent-style-name="Standard">
      <style:text-properties officeooo:paragraph-rsid="00e65675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c597c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52d32e"/>
    </style:style>
    <style:style style:name="T5" style:family="text">
      <style:text-properties officeooo:rsid="0054d6b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officeooo:rsid="0064b599" style:font-weight-asian="bold" style:font-weight-complex="bold"/>
    </style:style>
    <style:style style:name="T8" style:family="text">
      <style:text-properties fo:font-weight="bold" officeooo:rsid="00d58702" style:font-weight-asian="bold" style:font-weight-complex="bold"/>
    </style:style>
    <style:style style:name="T9" style:family="text">
      <style:text-properties officeooo:rsid="00b4649b"/>
    </style:style>
    <style:style style:name="T10" style:family="text">
      <style:text-properties officeooo:rsid="00bd2c58"/>
    </style:style>
    <style:style style:name="T11" style:family="text">
      <style:text-properties officeooo:rsid="00c93309"/>
    </style:style>
    <style:style style:name="T12" style:family="text">
      <style:text-properties officeooo:rsid="00cbc1b1"/>
    </style:style>
    <style:style style:name="T13" style:family="text">
      <style:text-properties officeooo:rsid="00d21870"/>
    </style:style>
    <style:style style:name="T14" style:family="text">
      <style:text-properties officeooo:rsid="00d7f6d9"/>
    </style:style>
    <style:style style:name="T15" style:family="text">
      <style:text-properties officeooo:rsid="00e523ad"/>
    </style:style>
    <style:style style:name="T16" style:family="text">
      <style:text-properties officeooo:rsid="00e65675"/>
    </style:style>
    <style:style style:name="T17" style:family="text">
      <style:text-properties officeooo:rsid="00e76df8"/>
    </style:style>
    <style:style style:name="T18" style:family="text">
      <style:text-properties officeooo:rsid="00eb629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образования Республики Беларусь</text:p>
      <text:p text:style-name="P2"/>
      <text:p text:style-name="P2">Учреждение образования</text:p>
      <text:p text:style-name="P23">«Белорусский государственный университет информатики и радиоэлектроники»</text:p>
      <text:p text:style-name="P2"/>
      <text:p text:style-name="P26"><text:span text:style-name="T3">Факультет: компьютерных систем и сетей</text:span></text:p>
      <text:p text:style-name="P11"/>
      <text:p text:style-name="P15">Кафедра электронных вычислительных машин</text:p>
      <text:p text:style-name="P11"/>
      <text:p text:style-name="P15">Дисциплина: Программирование на языках высокого уровня</text:p>
      <text:p text:style-name="P2"/>
      <text:p text:style-name="P2"/>
      <text:p text:style-name="P2"/>
      <text:p text:style-name="P27">К ЗАЩИТЕ ДОПУСТИТЬ<text:line-break/><text:line-break/>_____________ <text:span text:style-name="T1">?????? ?. ?.</text:span></text:p>
      <text:p text:style-name="P2"/>
      <text:p text:style-name="P2"/>
      <text:p text:style-name="P2"/>
      <text:p text:style-name="P2">ПОЯСНИТЕЛЬНАЯ ЗАПИСКА</text:p>
      <text:p text:style-name="P2">к курсово<text:span text:style-name="T2">му проекту </text:span>на тему</text:p>
      <text:p text:style-name="P2"/>
      <text:p text:style-name="P2"><text:span text:style-name="T11">АСКИ </text:span>рендерер</text:p>
      <text:p text:style-name="P2"/>
      <text:p text:style-name="P2"/>
      <text:p text:style-name="P2"/>
      <text:p text:style-name="P2">БГУИР <text:span text:style-name="T3">КР </text:span><text:span text:style-name="T1">6-05-0611-05 316</text:span><text:span text:style-name="T3"> ПЗ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0" table:style-name="Table0">
        <table:table-column table:style-name="Table0.A"/>
        <table:table-column table:style-name="Table0.B"/>
        <table:table-row table:style-name="Table0.1">
          <table:table-cell table:style-name="Table0.A1" office:value-type="string">
            <text:p text:style-name="P9">Студент</text:p>
          </table:table-cell>
          <table:table-cell table:style-name="Table0.A1" office:value-type="string">
            <text:p text:style-name="P6">Мискевич Д. Д.</text:p>
            <text:p text:style-name="P6">(гр. 350503)</text:p>
            <text:p text:style-name="P6"/>
          </table:table-cell>
        </table:table-row>
        <table:table-row table:style-name="Table0.2">
          <table:table-cell table:style-name="Table0.A1" office:value-type="string">
            <text:p text:style-name="P9">Руководитель</text:p>
          </table:table-cell>
          <table:table-cell table:style-name="Table0.A1" office:value-type="string">
            <text:p text:style-name="P12"><text:span text:style-name="T10">Протько</text:span><text:span text:style-name="T4"> </text:span><text:span text:style-name="T10">М</text:span><text:span text:style-name="T5">. </text:span><text:span text:style-name="T10">А</text:span><text:span text:style-name="T5">.</text:span></text:p>
            <text:p text:style-name="P28"/>
          </table:table-cell>
        </table:table-row>
      </table:table>
      <text:p text:style-name="P25"/>
      <text:p text:style-name="P24"/>
      <text:table-of-content text:style-name="Sect1" text:protected="true" text:name="Table of Contents1">
        <text:table-of-content-source text:outline-level="2">
          <text:index-title-template text:style-name="Special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  <text:index-entry-link-end/>
          </text:table-of-content-entry-template>
          <text:table-of-content-entry-template text:outline-level="2" text:style-name="Contents_20_2">
            <text:index-entry-tab-stop style:type="left" style:position="1cm" style:leader-char=" 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h text:style-name="P19" text:outline-level="1">СОДЕРЖАНИЕ</text:h>
          </text:index-title>
          <text:p text:style-name="P17"><text:a xlink:type="simple" xlink:href="#__RefHeading___Toc266_1970593471" text:style-name="Index_20_Link" text:visited-style-name="Index_20_Link">ВВЕДЕНИЕ<text:tab/></text:a></text:p>
          <text:p text:style-name="P17"><text:a xlink:type="simple" xlink:href="#__RefHeading___Toc5260_1970593471" text:style-name="Index_20_Link" text:visited-style-name="Index_20_Link">1 ОБЗОР ЛИТЕРАТУРЫ<text:tab/></text:a></text:p>
          <text:p text:style-name="P17"><text:a xlink:type="simple" xlink:href="#__RefHeading___Toc5262_1970593471" text:style-name="Index_20_Link" text:visited-style-name="Index_20_Link"><text:s/>1.1 Обзор методов и алгоритмов решения поставленной задачи<text:tab/></text:a></text:p>
          <text:p text:style-name="P17"><text:a xlink:type="simple" xlink:href="#__RefHeading___Toc5264_1970593471" text:style-name="Index_20_Link" text:visited-style-name="Index_20_Link"><text:s/>1.2 Обзор информационных технологий решешия задачи<text:tab/></text:a></text:p>
          <text:p text:style-name="P17"><text:a xlink:type="simple" xlink:href="#__RefHeading___Toc5266_1970593471" text:style-name="Index_20_Link" text:visited-style-name="Index_20_Link"><text:s/>1.3. Постановка задачи<text:tab/></text:a></text:p>
        </text:index-body>
      </text:table-of-content>
      <text:h text:style-name="P5" text:outline-level="1"/>
      <text:h text:style-name="P20" text:outline-level="1"><text:bookmark-start text:name="_Toc166181876"/><text:bookmark-start text:name="_Toc164541181"/><text:bookmark-start text:name="__RefHeading___Toc266_1970593471"/>ВВЕДЕНИЕ<text:bookmark-end text:name="_Toc166181876"/><text:bookmark-end text:name="_Toc164541181"/><text:bookmark-end text:name="__RefHeading___Toc266_1970593471"/></text:h>
      <text:p text:style-name="P4"><text:span text:style-name="T6"/></text:p>
      <text:p text:style-name="P29"><text:tab/>Компьютерная графика представляет собой быстро эволюционирующую область, характеризующуюся постоянным совершенствованием технологий и появлением новых стилистических направлений. Параллельно наблюдается стремительное устаревание ранее актуальных визуальных стилей. Так, то, что еще недавно воспринималось как эталон реализма, сегодня может выглядеть примитивно и неэстетично. <text:tab/>Однако, некоторые стили, утратившие былую популярность, неожиданно переживают возрождение. Яркими примерами подобного явления служат эстетика игровых консолей PlayStation 1, визуальный стиль игры Quake, пиксельная графика и ASCII-арт. Последний, несмотря на свою минималистичность, обладает особым эстетическим привлекательностью и вызывает ностальгические чувства. Возникнув как следствие ограниченных возможностей первых персональных компьютеров 70-х и начала 80-х годов, способных отображать исключительно текстовую информацию, ASCII-арт сегодня вновь пользуется популярностью в качестве художественного средства выражения и инструмента для создания уникальных визуальных эффектов.</text:p>
      <text:p text:style-name="P29"><text:tab/>В настоящей работе рассматриваются принципы функционирования ASCII-рендерер<text:span text:style-name="T13">а</text:span> и демонстрируются практические возможности данной технологии.</text:p>
      <text:p text:style-name="P30"/>
      <text:h text:style-name="P18" text:outline-level="1"><text:bookmark-start text:name="__RefHeading___Toc5260_1970593471"/><text:span text:style-name="T8">1 </text:span><text:bookmark-start text:name="_Toc166181876 Copy 1"/><text:bookmark-start text:name="_Toc164541181 Copy 1"/><text:span text:style-name="T7">О</text:span><text:bookmark-end text:name="_Toc166181876 Copy 1"/><text:bookmark-end text:name="_Toc164541181 Copy 1"/><text:span text:style-name="T7">БЗОР ЛИТЕРАТУРЫ</text:span><text:bookmark-end text:name="__RefHeading___Toc5260_1970593471"/><text:bookmark text:name="_Toc166181876 Copy 2"/><text:bookmark text:name="_Toc164541181 Copy 2"/></text:h>
      <text:p text:style-name="P7"><text:span text:style-name="T7"/></text:p>
      <text:h text:style-name="P8" text:outline-level="1"><text:bookmark-start text:name="__RefHeading___Toc5262_1970593471"/><text:tab/><text:span text:style-name="T14">1</text:span>.1 Обзор методов и алгоритмов решения поставленной задачи<text:bookmark-end text:name="__RefHeading___Toc5262_1970593471"/></text:h>
      <text:p text:style-name="Standard"/>
      <text:p text:style-name="Standard"><text:tab/>Синтез текстовых изображений (ASCII-арт) может быть осуществлен различными методами. Наиболее распространенным подходом является применение эффектов пост-обработки к готовым изображениям. Этот метод обладает рядом преимуществ, таких как независимость от конкретной технологии рендеринга и возможность применения к существующим изображениям (например, фотографиям). Однако, он имеет и существенный недостаток – <text:span text:style-name="T15">отсутствие гибкости в </text:span>управлении отдельными символами. <text:tab/>Несмотря на <text:span text:style-name="T15">недостатки</text:span>, в данном проекте был выбран именно этот метод ввиду простоты достижения наиболее выразительных результатов.</text:p>
      <text:p text:style-name="Standard"><text:tab/>Процесс генерации можно разделить на следующие этапы:</text:p>
      <text:list text:style-name="L2">
        <text:list-item>
          <text:list>
            <text:list-item>
              <text:p text:style-name="P32"><text:span text:style-name="Strong_20_Emphasis"><text:span text:style-name="T6">Дискретизация изображения:</text:span></text:span> Изображение разбивается на регулярную сетку ячеек, размер которых соответствует размеру символа.</text:p>
            </text:list-item>
            <text:list-item>
              <text:p text:style-name="P31"><text:span text:style-name="Strong_20_Emphasis"><text:span text:style-name="T6">Анализ яркости:</text:span></text:span> Для каждой ячейки вычисляется средняя яркость.</text:p>
            </text:list-item>
            <text:list-item>
              <text:p text:style-name="P31"><text:span text:style-name="Strong_20_Emphasis"><text:span text:style-name="T6">Сопоставление символов по яркости:</text:span></text:span> Каждой ячейке сопоставляется символ из заданного набора, исходя из ее средней яркости.</text:p>
            </text:list-item>
            <text:list-item>
              <text:p text:style-name="P31"><text:span text:style-name="Strong_20_Emphasis"><text:span text:style-name="T6">Выделение границ:</text:span></text:span> Определяются границы объектов на изображении.</text:p>
            </text:list-item>
            <text:list-item>
              <text:p text:style-name="P31"><text:span text:style-name="Strong_20_Emphasis"><text:span text:style-name="T6">Сопоставление символов по форме:</text:span></text:span> Для каждой ячейки, пересекаемой границей, выбирается символ из отдельного набора, характеризующий форму границы (например, угол наклона).</text:p>
            </text:list-item>
            <text:list-item>
              <text:p text:style-name="P32"><text:span text:style-name="Strong_20_Emphasis"><text:span text:style-name="T6">Комбинирование символов:</text:span></text:span> Символы, соответствующие яркости и границам, объединяются в финальное текстовое изображение.</text:p>
            </text:list-item>
          </text:list>
        </text:list-item>
      </text:list>
      <text:p text:style-name="Standard"><text:tab/>Следует отметить, что некоторые реализации ограничиваются первыми тремя этапами. Однако, такой подход не позволяет достичь полноценного эффекта ASCII-арта. Именно учет границ придает текстовому изображению характерную визуальную выразительность и отличает его от обычного полутонового изображения.</text:p>
      <text:p text:style-name="P33"><text:tab/><text:span text:style-name="T16">Также некоторые реализации добавляют управляющие символы ANSI, для получения цветных символов. Так как они не являются частью стандарта ASCII, полученный результат часто называют ANSI-арт.</text:span></text:p>
      <text:h text:style-name="P10" text:outline-level="1"/>
      <text:h text:style-name="P10" text:outline-level="1"><text:bookmark-start text:name="__RefHeading___Toc5264_1970593471"/><text:tab/><text:span text:style-name="T14">1</text:span>.2 Обзор информационных технологий решешия задачи<text:bookmark-end text:name="__RefHeading___Toc5264_1970593471"/></text:h>
      <text:p text:style-name="Standard"/>
      <text:p text:style-name="Standard"><text:tab/>Традиционно основная функция ASCII-арта сводится к визуализации изображений в текстовых средах, таких как терминальные эмуляторы. <text:soft-page-break/>Однако, помимо этого, ASCII-арт обладает выраженной эстетической составляющей, позволяющей создавать уникальные визуальные эффекты.</text:p>
      <text:p text:style-name="Standard"><text:tab/>Одним из наиболее распространенных инструментов для создания ASCII-арта является библиотека aalib. Она предоставляет разработчикам широкий спектр функций для преобразования растровых изображений и анимации в текстовые форматы. Типичным примером использования aalib служит медиаплеер VLC, который поддерживает режим воспроизведения видео в виде ASCII-арта. Данная реализация демонстрирует потенциал ASCII-рендеринга в области мультимедиа.</text:p>
      <text:p text:style-name="Standard"><text:tab/>ASCII-арт нашел применение и за пределами традиционных текстовых сред. Особенно интересен его опыт в игровой индустрии. Например, в <text:span text:style-name="T18">видео</text:span>игре Returnal эффект ASCII-арта, реализованный в виде шейдера для фоторежима, позволяет игрокам создавать уникальные стилизованные скриншоты.</text:p>
      <text:p text:style-name="Standard"/>
      <text:h text:style-name="P8" text:outline-level="1"><text:bookmark-start text:name="__RefHeading___Toc5266_1970593471"/><text:tab/><text:span text:style-name="T14">1</text:span>.3. Постановка задачи<text:bookmark-end text:name="__RefHeading___Toc5266_1970593471"/></text:h>
      <text:p text:style-name="Standard"/>
      <text:p text:style-name="Standard"><text:tab/>Необходимо разработать программный инструмент для преобразования растровых изображений в ASCII-арт. Данный инструмент позволит визуализировать графическую информацию посредством текстовых символов, обеспечивая альтернативный способ представления изображений.</text:p>
      <text:p text:style-name="Standard"><text:span text:style-name="Strong_20_Emphasis"><text:span text:style-name="T6"><text:tab/>Входные данные:</text:span></text:span> путь к файлу растрового изображения в стандартном формате (например, <text:span text:style-name="T17">JPEG или </text:span>W<text:span text:style-name="T9">eb</text:span>P). </text:p>
      <text:p text:style-name="Standard"><text:span text:style-name="Strong_20_Emphasis"><text:span text:style-name="T6"><text:tab/>Выходные данные:</text:span></text:span> текстовый файл, содержащий ASCII-представление исходного изображения. </text:p>
      <text:p text:style-name="P13"><text:span text:style-name="Strong_20_Emphasis"><text:span text:style-name="T6"><text:tab/>Функционал:</text:span></text:span> Алгоритмическое преобразование входного растрового изображения в соответствующее ему текстовое представление с учетом заданных параметров.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text-indent="0cm" style:auto-text-indent="false" style:page-number="auto">
        <style:tab-stops/>
      </style:paragraph-properties>
      <style:text-properties style:font-name="Times New Roman1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  <style:text-properties fo:color="#ff0000" loext:opacity="100%" fo:font-size="140pt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style:paragraph-properties fo:margin-left="0cm" fo:margin-top="0cm" fo:margin-bottom="0cm" style:contextual-spacing="true" fo:text-align="start" style:justify-single-word="false" fo:keep-together="always" fo:text-indent="1.251cm" style:auto-text-indent="false" style:page-number="auto" fo:keep-with-next="always"/>
      <style:text-properties style:font-name="Times New Roman" fo:font-family="'Times New Roman'" style:font-style-name="Bold" style:font-family-generic="roman" fo:font-size="16pt" fo:font-weight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_20_1" style:next-style-name="Text_20_body" style:class="text" style:master-page-name="">
      <style:paragraph-properties fo:text-align="start" style:justify-single-word="false" fo:text-indent="1.251cm" style:auto-text-indent="false" style:page-number="auto">
        <style:tab-stops/>
      </style:paragraph-properties>
      <style:text-properties fo:font-size="14pt"/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Comment" style:family="paragraph" loext:hidden="true" style:hidden="true" style:parent-style-name="Standard" style:class="extra"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loext:hidden="true" style:hidden="true" style:parent-style-name="Standard" style:class="html">
      <style:paragraph-properties fo:margin-left="1cm"/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text-indent="0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pecial_20_Heading" style:display-name="Special Heading" style:family="paragraph" style:parent-style-name="Heading_20_1">
      <style:paragraph-properties fo:text-align="center" style:justify-single-word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2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istLabel_20_73" style:display-name="ListLabel 73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Variable" style:family="text">
      <style:text-properties fo:color="#ffffff" loext:opacity="100%" fo:font-size="14pt" fo:font-style="italic" style:font-style-asian="italic" style:font-style-complex="italic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">
        <style:list-level-properties text:list-level-position-and-space-mode="label-alignment">
          <style:list-level-label-alignment text:label-followed-by="listtab" fo:text-indent="1.251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text-indent="0cm" style:auto-text-indent="false"/>
      <style:text-properties officeooo:paragraph-rsid="001d0efd"/>
    </style:style>
    <style:style style:name="MT1" style:family="text">
      <style:text-properties officeooo:rsid="00cbc1b1"/>
    </style:style>
    <style:page-layout style:name="Mpm1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>
      <style:footer>
        <text:p text:style-name="MP1"><text:span text:style-name="MT1">Минск</text:span> 2024</text:p>
        <text:p text:style-name="MP1"/>
      </style:footer>
    </style:master-page>
    <style:master-page style:name="Default_20_Page_20_Style_20_2" style:display-name="Default Page Style 2" style:page-layout-name="Mpm3" draw:style-name="Mdp1" style:next-style-name="Index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6:40:14.032519326</meta:creation-date>
    <dc:date>2024-10-27T21:11:17.208197841</dc:date>
    <meta:editing-duration>PT6H26M39S</meta:editing-duration>
    <meta:editing-cycles>170</meta:editing-cycles>
    <meta:generator>LibreOffice/24.2.6.2$Linux_X86_64 LibreOffice_project/420$Build-2</meta:generator>
    <meta:document-statistic meta:table-count="1" meta:image-count="0" meta:object-count="0" meta:page-count="5" meta:paragraph-count="47" meta:word-count="617" meta:character-count="5393" meta:non-whitespace-character-count="4799"/>
  </office:meta>
</office:document-meta>
</file>